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style:style style:name="P2" style:family="paragraph" style:parent-style-name="Normal">
      <style:paragraph-properties fo:text-align="right"/>
    </style:style>
    <style:style style:name="P3" style:family="paragraph" style:parent-style-name="Normal">
      <style:paragraph-properties fo:text-align="center"/>
    </style:style>
  </office:automatic-styles>
  <office:body>
    <office:text>
      <text:p text:style-name="P1"><text:span text:style-name="T1">31 Jan. 2026</text:span></text:p>
      <text:p text:style-name="P2"/>
      <text:p text:style-name="P3">––– Nearsighted –––</text:p>
      <text:p text:style-name="Normal">I woke; it was dim and empty.</text:p>
      <text:p text:style-name="Normal"/>
      <text:p text:style-name="Normal">A sense of impending danger next came over me and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s text:c="1"/>On the cold ground made of stone, barefoot, I stood in the middle of a town. Huge crowds were around, with so many people it made me feel anxious.</text:p>
      <text:p text:style-name="Normal"> <text:s text:c="1"/>Though they did tend to avoid me, nobody paid attention to the fact I was nude. I did not care either.</text:p>
      <text:p text:style-name="Normal"/>
      <text:p text:style-name="Normal">Leisurely strolling in a random direction, I eventually stopped in front of some building. A café, perhaps.</text:p>
      <text:p text:style-name="Normal"> <text:s text:c="1"/>Through the glass storefront only three persons could be descried.</text:p>
      <text:p text:style-name="Normal"> <text:s text:c="1"/>One of them was a young maiden with a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the landscape covered in white, the snowflakes swirling with tremendous force. A blizzard, it was.</text:p>
      <text:p text:style-name="Normal"> <text:s text:c="1"/>Coming from outside, unexpected sound of heavy footsteps, along with the snow crunching underfoot, reached my ears.</text:p>
      <text:p text:style-name="Normal"> <text:s text:c="1"/>The door slowly opened, letting the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ing, that misted up the surrounding air, he was getting closer to me.</text:p>
      <text:p text:style-name="Normal"> <text:s text:c="1"/>...I stood. Though before I could speak, he revealed a war hammer he was hiding behind his back. At once, he lunged forward. I was too late to react.</text:p>
      <text:p text:style-name="Normal"> <text:s text:c="1"/>With a spike on its bottom, he stabbed at the skin of my stomach, sending me back to the wooden floor once more.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